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21.923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subtitle">
      <style:graphic-properties draw:fill-color="#ffffff" fo:min-height="17.685cm"/>
    </style:style>
    <style:style style:name="P1" style:family="paragraph">
      <style:text-properties fo:font-family="'Courier New'" style:font-family-generic="modern" style:font-pitch="fixed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7cm" svg:x="1.4cm" svg:y="0.837cm" presentation:class="title">
          <draw:text-box>
            <text:p>Dependency: dcs-deposit-core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imary deposit interface (slightly abridged):</text:p>
              </text:list-item>
            </text:list>
          </draw:text-box>
        </draw:frame>
        <draw:frame draw:style-name="gr1" draw:text-style-name="P1" draw:layer="layout" svg:width="23.743cm" svg:height="11.771cm" svg:x="1.832cm" svg:y="6.946cm">
          <draw:text-box>
            <text:p><text:span text:style-name="T1">public interface DepositManager {</text:span></text:p>
            <text:p><text:span text:style-name="T1"><text:s/></text:span></text:p>
            <text:p><text:span text:style-name="T1"><text:s text:c="7"/></text:span><text:span text:style-name="T1">public DepositInfo deposit(InputStream content,</text:span></text:p>
            <text:p><text:span text:style-name="T1"><text:s text:c="31"/></text:span><text:span text:style-name="T1">String contentType,</text:span></text:p>
            <text:p><text:span text:style-name="T1"><text:s text:c="31"/></text:span><text:span text:style-name="T1">String packaging,</text:span></text:p>
            <text:p><text:span text:style-name="T1"><text:s text:c="31"/></text:span><text:span text:style-name="T1">Map&lt;String, String&gt; metadata);</text:span></text:p>
            <text:p><text:span text:style-name="T1"><text:s/></text:span></text:p>
            <text:p><text:span text:style-name="T1"><text:s text:c="7"/></text:span><text:span text:style-name="T1">public DepositInfo getDepositInfo(String id);</text:span></text:p>
            <text:p><text:span text:style-name="T1">}</text:span></text:p>
            <text:p><text:span text:style-name="T1"/></text:p>
            <text:p><text:span text:style-name="T1">public interface DepositInfo {</text:span></text:p>
            <text:p><text:span text:style-name="T1"><text:s text:c="7"/></text:span><text:span text:style-name="T1">public DepositDocument getDepositContent();</text:span></text:p>
            <text:p><text:span text:style-name="T1"><text:s text:c="7"/></text:span><text:span text:style-name="T1">public DepositDocument getDepositStatus();</text:span></text:p>
            <text:p><text:span text:style-name="T1"><text:s text:c="7"/></text:span><text:span text:style-name="T1">public boolean hasCompleted();</text:span></text:p>
            <text:p><text:span text:style-name="T1"><text:s text:c="7"/></text:span><text:span text:style-name="T1">public boolean isSuccessful();</text:span></text:p>
            <text:p><text:span text:style-name="T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Ingest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Contains two implementations of DepositManager</text:p>
                <text:list>
                  <text:list-item>
                    <text:p>StagedFileUploadManager</text:p>
                  </text:list-item>
                  <text:list-item>
                    <text:p>DcpXmlSipStager</text:p>
                  </text:list-item>
                </text:list>
              </text:list-item>
              <text:list-item>
                <text:p>Also contains core ingest utilities:</text:p>
                <text:list>
                  <text:list-item>
                    <text:p>Bootstrap – starts an ingest</text:p>
                  </text:list-item>
                  <text:list-item>
                    <text:p>EventManager – manages events associated with a deposited SIP</text:p>
                  </text:list-item>
                  <text:list-item>
                    <text:p>SipStager – Stores SIPs during the ingest process</text:p>
                  </text:list-item>
                  <text:list-item>
                    <text:p>FileContentStager – Stores file content during ingest process.</text:p>
                  </text:list-item>
                </text:list>
              </text:list-item>
              <text:list-item>
                <text:p>As well as ingest service implementation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FileSystemContentStager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mplementation of FileContentStager that stores files in a filesystem using a given algorithm</text:p>
              </text:list-item>
              <text:list-item>
                <text:p>For Y1P, using a sha-1 content digest to determine file path. <text:s/>This implies that the stager is content-addressable (only one file location for unique content). <text:s/>Hash calculated on the fly as content is streamed to disk.</text:p>
              </text:list-item>
              <text:list-item>
                <text:p>Intended to be the “final location” of uploaded files.</text:p>
              </text:list-item>
              <text:list-item>
                <text:p>For files that don't make it “in”, there is a delete() method. <text:s/>In this impl, it appends the path to a text file listing all delete requests. <text:s/>Actually deleting files needs to be done with care, separately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InlineEventManager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Impl of EventManager</text:p>
              </text:list-item>
              <text:list-item>
                <text:p>Simply writes all events to the SIP for storage in the archive</text:p>
              </text:list-item>
              <text:list-item>
                <text:p>If we do not want to archive all events, we would need another EventManager implemen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ElmSipStager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Implementation of SipStager that uses an ElmEntityStore and ElmMetadataStore to persist sips in the filesystem</text:p>
              </text:list-item>
              <text:list-item>
                <text:p>Currently, does not remove sips after ingest has been completed. <text:s/>This allows persistent access to sip status and content through the sword/app interface</text:p>
              </text:list-item>
              <text:list-item>
                <text:p>Can be cleaned out manually with no consequence by removing staged files directory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Bootstrap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Adds a sip to the stager, and kicks of an ingest</text:p>
              </text:list-item>
              <text:list-item>
                <text:p>Current implementation is ExecutorBootstrap</text:p>
              </text:list-item>
              <text:list-item>
                <text:p>Configurable/injectable Executor for control over execution behaviour (synchronous, thread pool, etc)</text:p>
              </text:list-item>
              <text:list-item>
                <text:p>List of services to execute is injected as well</text:p>
              </text:list-item>
              <text:list-item>
                <text:p>Later on, will implement an orchestration-based bootstrap that kicks off a process orchestratio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7cm" svg:x="1.4cm" svg:y="0.837cm" presentation:class="title">
          <draw:text-box>
            <text:p>IngestService</text:p>
          </draw:text-box>
        </draw:frame>
        <draw:frame draw:style-name="gr1" draw:text-style-name="P1" draw:layer="layout" svg:width="15.361cm" svg:height="3.851cm" svg:x="2.443cm" svg:y="5.08cm">
          <draw:text-box>
            <text:p><text:span text:style-name="T1">public interface IngestService {</text:span></text:p>
            <text:p><text:span text:style-name="T1"/></text:p>
            <text:p><text:span text:style-name="T1"><text:s text:c="4"/></text:span><text:span text:style-name="T1">public void execute(String sipRef);</text:span></text:p>
            <text:p><text:span text:style-name="T1"><text:s text:c="4"/></text:span></text:p>
            <text:p><text:span text:style-name="T1">}</text:span></text:p>
          </draw:text-box>
        </draw:frame>
        <draw:frame draw:style-name="gr3" draw:text-style-name="P2" draw:layer="layout" svg:width="23.299cm" svg:height="7.62cm" svg:x="2.977cm" svg:y="10.16cm">
          <draw:text-box>
            <text:p><text:span text:style-name="T2">Very simple interface. <text:s/>Ingest service impl is responsible for using ingest framework components (SipStager, EventManager, FileContentStager, etc) to achieve its task. <text:s/>The intent is for these to be called individually in an orchestrated ing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draw:frame presentation:style-name="pr5" draw:layer="layout" svg:width="25.199cm" svg:height="17.685cm" svg:x="1.4cm" svg:y="0.962cm" presentation:class="subtitle">
          <draw:text-box>
            <text:p>Part 3: Archive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Overview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 text:style-name="P3">Archive impl turned out to be more than a stub</text:p>
                <text:list>
                  <text:list-item>
                    <text:p text:style-name="P3">This was due to the some complexities in the archive service API, and due to some of the expected integration use cases </text:p>
                  </text:list-item>
                  <text:list-item>
                    <text:p text:style-name="P3">Wanted to test the search index with archive data at non-negligible scale</text:p>
                  </text:list-item>
                  <text:list-item>
                    <text:p text:style-name="P3">“full dip” specification is still a question <text:s/>- to aid the index and access services.</text:p>
                  </text:list-item>
                  <text:list-item>
                    <text:p text:style-name="P3">Need to test batch load, and observe effects of populated data on searches, Ui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Overview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Ended up creating a “framework” for relatively agile incorporation of stores and Dip production algorithms</text:p>
              </text:list-item>
              <text:list-item>
                <text:p>Pluggable stores. <text:s/>Initially created a filesystem-based impl. <text:s/>memory to follow. <text:s/>Could theoretically even create a Fedora impl</text:p>
              </text:list-item>
              <text:list-item>
                <text:p>Framework takes care of all entity parsing, dip assembly/disassembly based upon limited capability of underlying sto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473cm" svg:x="1.4cm" svg:y="0.854cm" presentation:class="title" presentation:user-transformed="true">
          <draw:text-box>
            <text:p>ELM implementation (aka an archive in two days)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Impl named “ELM” for “Entities and Link Metadata”</text:p>
              </text:list-item>
              <text:list-item>
                <text:p>Requires “two” underlying blob stores</text:p>
                <text:list>
                  <text:list-item>
                    <text:p>EntityStore – simple get/put opaque blob for a given entity id. <text:s/>Contain dcp entity fragments</text:p>
                  </text:list-item>
                  <text:list-item>
                    <text:p>MetadataStore – get/put blobs containing key/value pair sets for a given entity id. <text:s/>Used in an “append-only” fashion.</text:p>
                    <text:list>
                      <text:list-item>
                        <text:p>MetadataStore is actually a bit more abstract than that. <text:s/>Can implement using a blob store, but can also implement read-only using some other underlying technolg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Initial file implementation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FsEntityStore: Each entity stored as a file containing a single dcp entity fragment</text:p>
                <text:list>
                  <text:list-item>
                    <text:p>File named after a hash of the id. <text:s/>No lookup table necessary to retrieve a file</text:p>
                  </text:list-item>
                </text:list>
              </text:list-item>
              <text:list-item>
                <text:p>FsMetadataStore: Each metadata blob stored as a single .csv file</text:p>
                <text:list>
                  <text:list-item>
                    <text:p>File named after a hash of the id. <text:s/>Again, no lookup table.</text:p>
                  </text:list-item>
                </text:list>
              </text:list-item>
              <text:list-item>
                <text:p>If using both fs store impls, there will be two files for each entity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ELM features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tores can be arbitrarily dumb</text:p>
              </text:list-item>
              <text:list-item>
                <text:p>MetadataStore can be arbitrarily smart</text:p>
              </text:list-item>
              <text:list-item>
                <text:p>Pluggable DipLogic for building different kind of dips</text:p>
              </text:list-item>
              <text:list-item>
                <text:p>Can mix and match MetadataStore and EntityStore implementations when configuring the ElmArchiveStor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aron Birkland</meta:initial-creator>
    <meta:creation-date>2010-07-01T09:13:38</meta:creation-date>
    <meta:editing-duration>PT04H31M40S</meta:editing-duration>
    <meta:editing-cycles>28</meta:editing-cycles>
    <dc:date>2010-08-02T10:06:54</dc:date>
    <dc:creator>Aaron Birkland</dc:creator>
    <meta:generator>OpenOffice.org/3.1$Unix OpenOffice.org_project/310m19$Build-9420</meta:generator>
    <meta:document-statistic meta:object-count="74"/>
  </office:meta>
</office:document-meta>
</file>